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2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1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9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8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00FFFF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12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0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9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3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10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7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Default" style:data-style-name="N0">
      <style:table-cell-properties fo:wrap-option="wrap" style:vertical-align="top" fo:background-color="#00FFFF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00FFFF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#00FFFF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6">
            <text:p>196.00</text:p>
          </table:table-cell>
          <table:table-cell table:style-name="ce83" office:value-type="float" office:value="118">
            <text:p>118.00</text:p>
          </table:table-cell>
          <table:table-cell table:style-name="ce83" office:value-type="float" office:value="78">
            <text:p>78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6">
            <text:p>6.00</text:p>
          </table:table-cell>
          <table:table-cell table:style-name="ce83" office:value-type="float" office:value="20">
            <text:p>20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0">
            <text:p>0.00</text:p>
          </table:table-cell>
          <table:table-cell table:style-name="ce83" office:value-type="float" office:value="54">
            <text:p>54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FAIL</text:p>
          </table:table-cell>
          <table:table-cell table:style-name="ce3">
            <text:p>Element Not Present in the Popup menu</text:p>
          </table:table-cell>
          <table:table-cell table:style-name="ce4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FAIL</text:p>
          </table:table-cell>
          <table:table-cell table:style-name="ce6">
            <text:p>Element Not Present in the Popup menu</text:p>
          </table:table-cell>
          <table:table-cell table:style-name="ce7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8">
            <text:p>FAIL</text:p>
          </table:table-cell>
          <table:table-cell table:style-name="ce9">
            <text:p>Element Not Present in the Popup menu</text:p>
          </table:table-cell>
          <table:table-cell table:style-name="ce10">
            <text:p/>
          </table:table-cell>
          <table:table-cell table:style-name="ce49" table:number-columns-repeated="1012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1">
            <text:p>FAIL</text:p>
          </table:table-cell>
          <table:table-cell table:style-name="ce12">
            <text:p>Element Not Present in the Popup menu</text:p>
          </table:table-cell>
          <table:table-cell table:style-name="ce13">
            <text:p/>
          </table:table-cell>
          <table:table-cell table:style-name="ce49" table:number-columns-repeated="1012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FAIL</text:p>
          </table:table-cell>
          <table:table-cell table:style-name="ce15">
            <text:p>Element Not Present in the Popup menu</text:p>
          </table:table-cell>
          <table:table-cell table:style-name="ce16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FAIL</text:p>
          </table:table-cell>
          <table:table-cell table:style-name="ce18">
            <text:p>Element Not Present in the Popup menu</text:p>
          </table:table-cell>
          <table:table-cell table:style-name="ce19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20">
            <text:p>FAIL</text:p>
          </table:table-cell>
          <table:table-cell table:style-name="ce21">
            <text:p>Element Not Present in the Popup menu</text:p>
          </table:table-cell>
          <table:table-cell table:style-name="ce22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0">
            <text:p>FAIL</text:p>
          </table:table-cell>
          <table:table-cell table:style-name="ce31">
            <text:p>Element Not Present in the Popup menu</text:p>
          </table:table-cell>
          <table:table-cell table:style-name="ce32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3">
            <text:p>FAIL</text:p>
          </table:table-cell>
          <table:table-cell table:style-name="ce34">
            <text:p>Element Not Present in the Popup menu</text:p>
          </table:table-cell>
          <table:table-cell table:style-name="ce35">
            <text:p/>
          </table:table-cell>
          <table:table-cell table:number-columns-repeated="1012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6">
            <text:p>FAIL</text:p>
          </table:table-cell>
          <table:table-cell table:style-name="ce37">
            <text:p>Element Not Present in the Popup menu</text:p>
          </table:table-cell>
          <table:table-cell table:style-name="ce38">
            <text:p/>
          </table:table-cell>
          <table:table-cell table:number-columns-repeated="1012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39">
            <text:p>FAIL</text:p>
          </table:table-cell>
          <table:table-cell table:style-name="ce87">
            <text:p>Element Not Present in the Popup menu</text:p>
          </table:table-cell>
          <table:table-cell table:style-name="ce88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9">
            <text:p>FAIL</text:p>
          </table:table-cell>
          <table:table-cell table:style-name="ce90">
            <text:p>Element Not Present in the Popup menu</text:p>
          </table:table-cell>
          <table:table-cell table:style-name="ce91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2">
            <text:p>FAIL</text:p>
          </table:table-cell>
          <table:table-cell table:style-name="ce93">
            <text:p>Element Not Present in the Popup menu</text:p>
          </table:table-cell>
          <table:table-cell table:style-name="ce94">
            <text:p/>
          </table:table-cell>
          <table:table-cell table:number-columns-repeated="1012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5">
            <text:p>FAIL</text:p>
          </table:table-cell>
          <table:table-cell table:style-name="ce96">
            <text:p>Element Not Present in the Popup menu</text:p>
          </table:table-cell>
          <table:table-cell table:style-name="ce97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8">
            <text:p>FAIL</text:p>
          </table:table-cell>
          <table:table-cell table:style-name="ce99">
            <text:p>Element Not Present in the Popup menu</text:p>
          </table:table-cell>
          <table:table-cell table:style-name="ce100">
            <text:p/>
          </table:table-cell>
          <table:table-cell table:number-columns-repeated="1012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1">
            <text:p>FAIL</text:p>
          </table:table-cell>
          <table:table-cell table:style-name="ce102">
            <text:p>Element Not Present in the Popup menu</text:p>
          </table:table-cell>
          <table:table-cell table:style-name="ce103">
            <text:p/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04">
            <text:p>FAIL</text:p>
          </table:table-cell>
          <table:table-cell table:style-name="ce105">
            <text:p>Unable to locate element: {"method":"name"|"selector":"plan:content:mo:aspect:tabs:panel:newInvolvedContainer:newInvolved"} System info: os.name: 'Windows 7'| os.arch: 'amd64'| os.version: '6.1'| java.version: '1.6.0_23' Driver info: driver.version: RemoteWebDriver</text:p>
          </table:table-cell>
          <table:table-cell table:style-name="ce106">
            <text:p/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07">
            <text:p>FAIL</text:p>
          </table:table-cell>
          <table:table-cell table:style-name="ce108">
            <text:p/>
          </table:table-cell>
          <table:table-cell table:style-name="ce109">
            <text:p>Verification failed Expected '' Actual 'null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110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111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11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11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11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115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116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11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11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119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120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121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FAIL</text:p>
          </table:table-cell>
          <table:table-cell table:style-name="ce61">
            <text:p>Unable to locate element: {"method":"xpath"|"selector":"//div[@class='floating']/span/div[@class='plan']/div[@class='aspect']/div[@class='tabpanel']/div[@class='tab-panel']/div[@class='req-defs']/div[@class='req']/h3"} System info: os.name: 'Windows 7'| os.arch: 'amd64'| os.version: '6.1'| java.version: '1.6.0_23' Driver info: driver.version: RemoteWebDriver</text:p>
          </table:table-cell>
          <table:table-cell table:style-name="ce0">
            <text:p>D:\channels\Mind-AllianceAutomationFramework\Logs\2012_02_28_15_40_37\Errors\MAC0061_UndoAddNewRequirement.logs</text:p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xpath"|"selector":"//div[@class='floating']/span/div[@class='plan']/div[@class='aspect']/div[@class='tabpanel']/div[@class='tab-panel']/div[@class='req-defs']/div[@class='req']/h3"} System info: os.name: 'Windows 7'| os.arch: 'amd64'| os.version: '6.1'| java.version: '1.6.0_23' Driver info: driver.version: RemoteWebDriver</text:p>
          </table:table-cell>
          <table:table-cell table:style-name="ce3">
            <text:p>D:\channels\Mind-AllianceAutomationFramework\Logs\2012_02_28_15_40_37\Errors\MAC0062_RedoAddNewRequirement.logs</text:p>
          </table:table-cell>
          <table:table-cell table:number-columns-repeated="1012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xpath"|"selector":"//div[@class='floating']/span/div[@class='plan']/div[@class='aspect']/div[@class='tabpanel']/div[@class='tab-panel']/div[@class='req-defs']/div[@class='req']/h3"} System info: os.name: 'Windows 7'| os.arch: 'amd64'| os.version: '6.1'| java.version: '1.6.0_23' Driver info: driver.version: RemoteWebDriver</text:p>
          </table:table-cell>
          <table:table-cell table:style-name="ce6">
            <text:p>D:\channels\Mind-AllianceAutomationFramework\Logs\2012_02_28_15_40_37\Errors\MAC0063_UndoRemoveRequirement.logs</text:p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7">
            <text:p>FAIL</text:p>
          </table:table-cell>
          <table:table-cell table:style-name="ce8">
            <text:p>Unable to locate element: {"method":"xpath"|"selector":"//div[@class='floating']/span/div[@class='plan']/div[@class='aspect']/div[@class='tabpanel']/div[@class='tab-panel']/div[@class='req-defs']/div[@class='req']/h3"} System info: os.name: 'Windows 7'| os.arch: 'amd64'| os.version: '6.1'| java.version: '1.6.0_23' Driver info: driver.version: RemoteWebDriver</text:p>
          </table:table-cell>
          <table:table-cell table:style-name="ce9">
            <text:p>D:\channels\Mind-AllianceAutomationFramework\Logs\2012_02_28_15_40_37\Errors\MAC0064_RedoRemoveRequirement.logs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9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8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7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